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8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86" style:family="paragraph" style:parent-style-name="Frame_20_contents">
      <style:paragraph-properties fo:text-align="start" style:justify-single-word="false"/>
    </style:style>
    <style:style style:name="P8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5" style:family="text">
      <style:text-properties officeooo:rsid="0093c4ce" fo:background-color="transparent" loext:char-shading-value="0"/>
    </style:style>
    <style:style style:name="T16" style:family="text">
      <style:text-properties officeooo:rsid="0090aa57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19" style:family="text">
      <style:text-properties officeooo:rsid="006849b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fo:background-color="transparent" loext:char-shading-value="0" style:font-size-asian="2pt" style:font-size-complex="2pt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5"><text:placeholder text:placeholder-type="text">&lt;translate(u'UoM')&gt;</text:placeholder></text:p>
            </table:table-cell>
            <table:table-cell table:style-name="Tabella2.A1" office:value-type="string">
              <text:p text:style-name="P76"><text:placeholder text:placeholder-type="text">&lt;translate(u'q.ty')&gt;</text:placeholder></text:p>
            </table:table-cell>
            <table:table-cell table:style-name="Tabella2.A1" office:value-type="string">
              <text:p text:style-name="P7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8"><text:placeholder text:placeholder-type="text">&lt;translate(u'discount')&gt;</text:placeholder></text:p>
            </table:table-cell>
            <table:table-cell table:style-name="Tabella2.A1" office:value-type="string">
              <text:p text:style-name="P77"><text:placeholder text:placeholder-type="text">&lt;translate(u'VAT')&gt;</text:placeholder></text:p>
            </table:table-cell>
            <table:table-cell table:style-name="Tabella2.A1" office:value-type="string">
              <text:p text:style-name="P7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3"><text:placeholder text:placeholder-type="text">&lt;ddt['description'] or ''&gt;</text:placeholder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2"><text:placeholder text:placeholder-type="text">&lt;line.name or ''&gt;</text:placeholder></text:p>
            <text:p text:style-name="P88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0"><draw:frame draw:style-name="fr3" draw:name="image: asimage(img_gray(line.product_id.image_medium,None,1,1,'cm')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1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87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4">%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8" office:value-type="string">
            <text:p text:style-name="P4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87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11" office:value-type="string">
            <text:p text:style-name="P5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<text:soft-page-break/>%<text:span text:style-name="T22"><text:placeholder text:placeholder-type="text">&lt;/if&gt;</text:placeholder></text:span></text:p>
          </table:table-cell>
          <table:table-cell table:style-name="Tabella2.J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placeholder text:placeholder-type="text">&lt;o.comment or ''&gt;</text:placeholder></text:p>
      <text:p text:style-name="P7"/>
      <text:p text:style-name="P41"><draw:frame draw:style-name="fr4" draw:name="image: asimage(o.tax_stamp_image,None,5.5,4,'cm')" text:anchor-type="as-char" svg:y="0.037cm" svg:height="0.25cm" draw:z-index="3"><draw:text-box fo:min-width="0.342cm"><text:p text:style-name="P8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-left="none" fo:border-right="none" fo:border-top="none" fo:border-bottom="0.5pt solid #b2b2b2"/>
    </style:style>
    <style:style style:name="Tabella8.A7" style:family="table-cell">
      <style:table-cell-properties fo:padding="0.097cm" fo:border="none"/>
    </style:style>
    <style:style style:name="Tabella8.A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18" style:family="text">
      <style:text-properties officeooo:rsid="006849b6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T20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29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31"><text:placeholder text:placeholder-type="text">&lt;if test="o.company_id.bank_ids"&gt;</text:placeholder></text:p>
              <text:p text:style-name="MP30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32"><text:placeholder text:placeholder-type="text">&lt;/choose&gt;</text:placeholder></text:p>
            </table:table-cell>
            <table:covered-table-cell/>
          </table:table-row>
        </table:table>
        <text:p text:style-name="MP3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4"><text:placeholder text:placeholder-type="text">&lt;get_label(o,'tax_line')&gt;</text:placeholder></text:p>
            </table:table-cell>
            <table:table-cell table:style-name="Tabella8.A1" office:value-type="string">
              <text:p text:style-name="MP35"><text:placeholder text:placeholder-type="text">&lt;get_label(o,'amount_untaxed')&gt;</text:placeholder></text:p>
            </table:table-cell>
            <table:table-cell table:style-name="Tabella8.A1" office:value-type="string">
              <text:p text:style-name="MP36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8"><text:placeholder text:placeholder-type="text">&lt;line.name.replace('(debito)','').replace('(credito)','') or ''&gt;</text:placeholder></text:p>
              <text:p text:style-name="MP39">note: <text:span text:style-name="MT17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0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1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2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3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4"><text:span text:style-name="M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5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6"><text:bookmark-start text:name="__DdeLink__1866_412737788"/><text:placeholder text:placeholder-type="text">&lt;/if&gt;</text:placeholder><text:bookmark-end text:name="__DdeLink__1866_412737788"/></text:p>
            </table:table-cell>
            <table:covered-table-cell/>
            <table:covered-table-cell/>
          </table:table-row>
        </table:table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><text:placeholder text:placeholder-type="text">&lt;get_label(o,'date_due')&gt;</text:placeholder></text:p>
              <text:p text:style-name="MP49"><text:placeholder text:placeholder-type="text">&lt;for each="line in invoice_move_lines(o.move_id)"&gt;</text:placeholder></text:p>
              <text:p text:style-name="MP50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C1" office:value-type="string">
              <text:p text:style-name="MP55"><text:placeholder text:placeholder-type="text">&lt;get_label(o,'amount_untaxed')&gt;</text:placeholder></text:p>
            </table:table-cell>
            <table:table-cell table:style-name="Tabella5.D1" office:value-type="string">
              <text:p text:style-name="MP56"><text:span text:style-name="MT20"><text:placeholder text:placeholder-type="text">&lt;o.currency_id.symbol or ''&gt;</text:placeholder></text:span><text:span text:style-name="MT20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4"/>
            </table:table-cell>
            <table:table-cell table:style-name="Tabella5.C2" office:value-type="string">
              <text:p text:style-name="MP55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7"><text:span text:style-name="MT20"><text:placeholder text:placeholder-type="text">&lt;o.currency_id.symbol or ''&gt;</text:placeholder></text:span><text:span text:style-name="MT20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4"/>
            </table:table-cell>
            <table:table-cell table:style-name="Tabella5.C3" office:value-type="string">
              <text:p text:style-name="MP55"><text:placeholder text:placeholder-type="text">&lt;get_label(o,'amount_total')&gt;</text:placeholder></text:p>
            </table:table-cell>
            <table:table-cell table:style-name="Tabella5.D3" office:value-type="string">
              <text:p text:style-name="MP57"><text:placeholder text:placeholder-type="text">&lt;o.currency_id.symbol or ''&gt;</text:placeholder><text:span text:style-name="MT20"> </text:span><text:placeholder text:placeholder-type="text">&lt;italian_number(o.amount_total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if test="o.partner_id.lang == 'it_IT'"&gt;</text:placeholder></text:p>
              <text:p text:style-name="MP60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3T11:14:00.464068440</dc:date>
    <meta:editing-duration>P2DT10H54M57S</meta:editing-duration>
    <meta:editing-cycles>488</meta:editing-cycles>
    <meta:generator>LibreOffice/5.1.4.2$Linux_X86_64 LibreOffice_project/10m0$Build-2</meta:generator>
    <meta:document-statistic meta:table-count="6" meta:image-count="0" meta:object-count="0" meta:page-count="2" meta:paragraph-count="135" meta:word-count="456" meta:character-count="5518" meta:non-whitespace-character-count="5178"/>
  </office:meta>
</office:document-meta>
</file>